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35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3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octobre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float" office:value="1375484" calcext:value-type="float">
            <text:p>1375484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MORNEAU SHEPELL LTD.</text:p>
          </table:table-cell>
          <table:table-cell table:style-name="ce10"/>
          <table:table-cell table:style-name="ce4" office:value-type="float" office:value="2404.21" calcext:value-type="float">
            <text:p>2404,21</text:p>
          </table:table-cell>
          <table:table-cell table:style-name="ce4" office:value-type="string" calcext:value-type="string">
            <text:p>Service - Formation en développement interpersonnel/relationnel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73818" calcext:value-type="float">
            <text:p>1373818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ANTONIO MOREAU (1984) LTEE</text:p>
          </table:table-cell>
          <table:table-cell table:style-name="ce4" office:value-type="float" office:value="1355171" calcext:value-type="float">
            <text:p>135517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Vêtements de trava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302" calcext:value-type="float">
            <text:p>1376302</text:p>
          </table:table-cell>
          <table:table-cell table:style-name="ce8" office:value-type="date" office:date-value="2019-10-25" calcext:value-type="date">
            <text:p>25/10/2019</text:p>
          </table:table-cell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4"/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Service - Formation en développement organisationnel et tech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40" calcext:value-type="float">
            <text:p>1372740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LES INDUSTRIES MC ASPHALT LTEE</text:p>
          </table:table-cell>
          <table:table-cell table:style-name="ce4"/>
          <table:table-cell table:style-name="ce4" office:value-type="float" office:value="1973.76" calcext:value-type="float">
            <text:p>1973,76</text:p>
          </table:table-cell>
          <table:table-cell table:style-name="ce4" office:value-type="string" calcext:value-type="string">
            <text:p>Huile, graisse et lubrifia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978" calcext:value-type="float">
            <text:p>1372978</text:p>
          </table:table-cell>
          <table:table-cell table:style-name="ce8" office:value-type="date" office:date-value="2019-10-08" calcext:value-type="date">
            <text:p>08/10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491.34" calcext:value-type="float">
            <text:p>491,34</text:p>
          </table:table-cell>
          <table:table-cell table:style-name="ce4" office:value-type="string" calcext:value-type="string">
            <text:p>Produits d'entretien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2593" calcext:value-type="float">
            <text:p>1372593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59.1" calcext:value-type="float">
            <text:p>159,1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39" calcext:value-type="float">
            <text:p>1372739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TENAQUIP LIMITED</text:p>
          </table:table-cell>
          <table:table-cell table:style-name="ce10"/>
          <table:table-cell table:style-name="ce4" office:value-type="float" office:value="192.21" calcext:value-type="float">
            <text:p>192,21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032" calcext:value-type="float">
            <text:p>1377032</text:p>
          </table:table-cell>
          <table:table-cell table:style-name="ce8" office:value-type="date" office:date-value="2019-10-30" calcext:value-type="date">
            <text:p>30/10/2019</text:p>
          </table:table-cell>
          <table:table-cell table:style-name="ce4" office:value-type="string" calcext:value-type="string">
            <text:p>U. CAYOUETTE INC.</text:p>
          </table:table-cell>
          <table:table-cell table:style-name="ce4"/>
          <table:table-cell table:style-name="ce4" office:value-type="float" office:value="361" calcext:value-type="float">
            <text:p>361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71807" calcext:value-type="float">
            <text:p>1371807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10759040 CANADA INC.</text:p>
          </table:table-cell>
          <table:table-cell table:style-name="ce10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Conseiller en placement média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106" calcext:value-type="float">
            <text:p>1376106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ALEXANDRA COSENTINO DAGENAIS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pécialiste des médias sociaux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52" calcext:value-type="float">
            <text:p>1357052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5249.37" calcext:value-type="float">
            <text:p>5249,3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006" calcext:value-type="float">
            <text:p>1375006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office:value-type="string" calcext:value-type="string">
            <text:p>ENSEIGNES BARBO INC.</text:p>
          </table:table-cell>
          <table:table-cell table:style-name="ce4"/>
          <table:table-cell table:style-name="ce4" office:value-type="float" office:value="708.66" calcext:value-type="float">
            <text:p>708,66</text:p>
          </table:table-cell>
          <table:table-cell table:style-name="ce4" office:value-type="string" calcext:value-type="string">
            <text:p>Service - Infographie, graphism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800" calcext:value-type="float">
            <text:p>1371800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LAMCOM TECHNOLOGIES INC.</text:p>
          </table:table-cell>
          <table:table-cell table:style-name="ce4"/>
          <table:table-cell table:style-name="ce4" office:value-type="float" office:value="2635.71" calcext:value-type="float">
            <text:p>2635,71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5278" calcext:value-type="float">
            <text:p>1325278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LES MORDUS DE LA LANGUE INC.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Rédaction, révi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91" calcext:value-type="float">
            <text:p>1361091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 office:value-type="string" calcext:value-type="string">
            <text:p>MARGARET SANKEY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Traduct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2095" calcext:value-type="float">
            <text:p>1322095</text:p>
          </table:table-cell>
          <table:table-cell table:style-name="ce8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10"/>
          <table:table-cell table:style-name="ce4" office:value-type="float" office:value="23.94" calcext:value-type="float">
            <text:p>23,94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8869" calcext:value-type="float">
            <text:p>1338869</text:p>
          </table:table-cell>
          <table:table-cell table:style-name="ce8" office:value-type="date" office:date-value="2019-10-08" calcext:value-type="date">
            <text:p>08/10/2019</text:p>
          </table:table-cell>
          <table:table-cell table:style-name="ce4" office:value-type="string" calcext:value-type="string">
            <text:p>PUBLICATION 9417</text:p>
          </table:table-cell>
          <table:table-cell table:style-name="ce10"/>
          <table:table-cell table:style-name="ce4" office:value-type="float" office:value="1469.82" calcext:value-type="float">
            <text:p>1469,82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620" calcext:value-type="float">
            <text:p>1374620</text:p>
          </table:table-cell>
          <table:table-cell table:style-name="ce8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SHANIE BLAIS</text:p>
          </table:table-cell>
          <table:table-cell table:style-name="ce10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pécialiste des médias sociaux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43" calcext:value-type="float">
            <text:p>1354743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Infographie, graphism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73983" calcext:value-type="float">
            <text:p>1373983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4"/>
          <table:table-cell table:style-name="ce4" office:value-type="float" office:value="199.48" calcext:value-type="float">
            <text:p>199,48</text:p>
          </table:table-cell>
          <table:table-cell table:style-name="ce4" office:value-type="string" calcext:value-type="string">
            <text:p>Service - Trait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59" calcext:value-type="float">
            <text:p>1373759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IMPRIMERIE MULTI-FORMAT</text:p>
          </table:table-cell>
          <table:table-cell table:style-name="ce10"/>
          <table:table-cell table:style-name="ce4" office:value-type="float" office:value="419.95" calcext:value-type="float">
            <text:p>419,95</text:p>
          </table:table-cell>
          <table:table-cell table:style-name="ce4" office:value-type="string" calcext:value-type="string">
            <text:p>Service - Infographie, graphism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816" calcext:value-type="float">
            <text:p>1376816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KOREM LOGICIELS ET DONNEES GEOSPATIAUX INC.</text:p>
          </table:table-cell>
          <table:table-cell table:style-name="ce4"/>
          <table:table-cell table:style-name="ce4" office:value-type="float" office:value="462.26" calcext:value-type="float">
            <text:p>462,26</text:p>
          </table:table-cell>
          <table:table-cell table:style-name="ce4" office:value-type="string" calcext:value-type="string">
            <text:p>Logiciel et progici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516" calcext:value-type="float">
            <text:p>1372516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PAQUETTE &amp; ASSOCIES, HUISSIERS DE JUSTICE S.E.N.C.R.L.</text:p>
          </table:table-cell>
          <table:table-cell table:style-name="ce4"/>
          <table:table-cell table:style-name="ce4" office:value-type="float" office:value="15748.12" calcext:value-type="float">
            <text:p>15748,12</text:p>
          </table:table-cell>
          <table:table-cell table:style-name="ce4" office:value-type="string" calcext:value-type="string">
            <text:p>Huissier de justic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6459" calcext:value-type="float">
            <text:p>1326459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SOCIETE CANADIENNE DES POSTES</text:p>
          </table:table-cell>
          <table:table-cell table:style-name="ce4"/>
          <table:table-cell table:style-name="ce4" office:value-type="float" office:value="2939.65" calcext:value-type="float">
            <text:p>2939,65</text:p>
          </table:table-cell>
          <table:table-cell table:style-name="ce4" office:value-type="string" calcext:value-type="string">
            <text:p>Service - Postal, messag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981" calcext:value-type="float">
            <text:p>1373981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ZESTE DU MONDE</text:p>
          </table:table-cell>
          <table:table-cell table:style-name="ce10"/>
          <table:table-cell table:style-name="ce4" office:value-type="float" office:value="379.79" calcext:value-type="float">
            <text:p>379,79</text:p>
          </table:table-cell>
          <table:table-cell table:style-name="ce4" office:value-type="string" calcext:value-type="string">
            <text:p>Service - Traiteur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71894" calcext:value-type="float">
            <text:p>1371894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BUREAU EN GROS</text:p>
          </table:table-cell>
          <table:table-cell table:style-name="ce10"/>
          <table:table-cell table:style-name="ce4" office:value-type="float" office:value="212.06" calcext:value-type="float">
            <text:p>212,06</text:p>
          </table:table-cell>
          <table:table-cell table:style-name="ce4" office:value-type="string" calcext:value-type="string">
            <text:p>Appareil électro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200" calcext:value-type="float">
            <text:p>1375200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table:number-columns-repeated="2"/>
          <table:table-cell table:style-name="ce4" office:value-type="float" office:value="168.18" calcext:value-type="float">
            <text:p>168,18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249" calcext:value-type="float">
            <text:p>1366249</text:p>
          </table:table-cell>
          <table:table-cell table:style-name="ce8" office:value-type="date" office:date-value="2019-10-25" calcext:value-type="date">
            <text:p>25/10/2019</text:p>
          </table:table-cell>
          <table:table-cell table:style-name="ce4" office:value-type="string" calcext:value-type="string">
            <text:p>INDIK INC</text:p>
          </table:table-cell>
          <table:table-cell table:style-name="ce4"/>
          <table:table-cell table:style-name="ce4" office:value-type="float" office:value="419.95" calcext:value-type="float">
            <text:p>419,95</text:p>
          </table:table-cell>
          <table:table-cell table:style-name="ce4" office:value-type="string" calcext:value-type="string">
            <text:p>Peinture de signalis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781" calcext:value-type="float">
            <text:p>1371781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MANOREX INC.</text:p>
          </table:table-cell>
          <table:table-cell table:style-name="ce4"/>
          <table:table-cell table:style-name="ce4" office:value-type="float" office:value="22782.29" calcext:value-type="float">
            <text:p>22782,29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792" calcext:value-type="float">
            <text:p>1371792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table:number-columns-repeated="2"/>
          <table:table-cell table:style-name="ce4" office:value-type="float" office:value="22782.29" calcext:value-type="float">
            <text:p>22782,29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21077" calcext:value-type="float">
            <text:p>1321077</text:p>
          </table:table-cell>
          <table:table-cell table:style-name="ce8" office:value-type="date" office:date-value="2019-10-08" calcext:value-type="date">
            <text:p>08/10/2019</text:p>
          </table:table-cell>
          <table:table-cell table:style-name="ce4" office:value-type="string" calcext:value-type="string">
            <text:p>BIBLIO RPL LTEE</text:p>
          </table:table-cell>
          <table:table-cell table:style-name="ce4"/>
          <table:table-cell table:style-name="ce4" office:value-type="float" office:value="419.95" calcext:value-type="float">
            <text:p>419,95</text:p>
          </table:table-cell>
          <table:table-cell table:style-name="ce4" office:value-type="string" calcext:value-type="string">
            <text:p>Fournitures de classement et de range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603" calcext:value-type="float">
            <text:p>1376603</text:p>
          </table:table-cell>
          <table:table-cell table:style-name="ce8" office:value-type="date" office:date-value="2019-10-28" calcext:value-type="date">
            <text:p>28/10/2019</text:p>
          </table:table-cell>
          <table:table-cell table:style-name="ce4" office:value-type="string" calcext:value-type="string">
            <text:p>BOO! DESIGN INC.</text:p>
          </table:table-cell>
          <table:table-cell table:style-name="ce10"/>
          <table:table-cell table:style-name="ce4" office:value-type="float" office:value="3811.04" calcext:value-type="float">
            <text:p>3811,04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49" calcext:value-type="float">
            <text:p>1376049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float" office:value="669.95" calcext:value-type="float">
            <text:p>669,95</text:p>
          </table:table-cell>
          <table:table-cell table:style-name="ce4" office:value-type="string" calcext:value-type="string">
            <text:p>Meubl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556" calcext:value-type="float">
            <text:p>1376556</text:p>
          </table:table-cell>
          <table:table-cell table:style-name="ce8" office:value-type="date" office:date-value="2019-10-28" calcext:value-type="date">
            <text:p>28/10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824.54" calcext:value-type="float">
            <text:p>1824,54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943" calcext:value-type="float">
            <text:p>1376943</text:p>
          </table:table-cell>
          <table:table-cell table:style-name="ce8" office:value-type="date" office:date-value="2019-10-30" calcext:value-type="date">
            <text:p>30/10/2019</text:p>
          </table:table-cell>
          <table:table-cell table:style-name="ce4"/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824.54" calcext:value-type="float">
            <text:p>1824,54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715" calcext:value-type="float">
            <text:p>1376715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HOMEWOOD SANTE INC.</text:p>
          </table:table-cell>
          <table:table-cell table:style-name="ce4"/>
          <table:table-cell table:style-name="ce4" office:value-type="float" office:value="2797.92" calcext:value-type="float">
            <text:p>2797,92</text:p>
          </table:table-cell>
          <table:table-cell table:style-name="ce4" office:value-type="string" calcext:value-type="string">
            <text:p>Service - Formation en développement interpersonnel/relationne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2481" calcext:value-type="float">
            <text:p>1372481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LES FILMS CRITERION PICTURES</text:p>
          </table:table-cell>
          <table:table-cell table:style-name="ce4"/>
          <table:table-cell table:style-name="ce4" office:value-type="float" office:value="330.71" calcext:value-type="float">
            <text:p>330,71</text:p>
          </table:table-cell>
          <table:table-cell table:style-name="ce4" office:value-type="string" calcext:value-type="string">
            <text:p>Location - Film-musique, vidéo, banque d'image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5416" calcext:value-type="float">
            <text:p>1375416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LES PAYSAGISTES DAMY &amp; PAT INC.</text:p>
          </table:table-cell>
          <table:table-cell table:style-name="ce4"/>
          <table:table-cell table:style-name="ce4" office:value-type="float" office:value="5669.32" calcext:value-type="float">
            <text:p>5669,32</text:p>
          </table:table-cell>
          <table:table-cell table:style-name="ce4" office:value-type="string" calcext:value-type="string">
            <text:p>Service - Déneigement d'accès, stationnement et toitur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044" calcext:value-type="float">
            <text:p>1376044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table:number-columns-repeated="2"/>
          <table:table-cell table:style-name="ce4" office:value-type="float" office:value="3412.09" calcext:value-type="float">
            <text:p>3412,09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103" calcext:value-type="float">
            <text:p>1369103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4"/>
          <table:table-cell table:style-name="ce4" office:value-type="float" office:value="796.69" calcext:value-type="float">
            <text:p>796,69</text:p>
          </table:table-cell>
          <table:table-cell table:style-name="ce4" office:value-type="string" calcext:value-type="string">
            <text:p>Réparation/Entretien - Équipement de scèn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5995" calcext:value-type="float">
            <text:p>1375995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MAGASINS BEST BUY LTEE</text:p>
          </table:table-cell>
          <table:table-cell table:style-name="ce4"/>
          <table:table-cell table:style-name="ce4" office:value-type="float" office:value="1007.85" calcext:value-type="float">
            <text:p>1007,85</text:p>
          </table:table-cell>
          <table:table-cell table:style-name="ce4" office:value-type="string" calcext:value-type="string">
            <text:p>Électroménag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2110" calcext:value-type="float">
            <text:p>1322110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QUINCAILLERIE COTE DES NEIGES</text:p>
          </table:table-cell>
          <table:table-cell table:style-name="ce4"/>
          <table:table-cell table:style-name="ce4" office:value-type="float" office:value="761.16" calcext:value-type="float">
            <text:p>761,16</text:p>
          </table:table-cell>
          <table:table-cell table:style-name="ce4" office:value-type="string" calcext:value-type="string">
            <text:p>Panneau de finition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5992" calcext:value-type="float">
            <text:p>1375992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754.45" calcext:value-type="float">
            <text:p>754,45</text:p>
          </table:table-cell>
          <table:table-cell table:style-name="ce4" office:value-type="string" calcext:value-type="string">
            <text:p>Produits de rangement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HAMBEROT, ROBERT</text:p>
          </table:table-cell>
          <table:table-cell table:style-name="ce4" office:value-type="float" office:value="1372591" calcext:value-type="float">
            <text:p>1372591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CPU SERVICE INC.</text:p>
          </table:table-cell>
          <table:table-cell table:style-name="ce4"/>
          <table:table-cell table:style-name="ce4" office:value-type="float" office:value="1509.83" calcext:value-type="float">
            <text:p>1509,83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74052" calcext:value-type="float">
            <text:p>1374052</text:p>
          </table:table-cell>
          <table:table-cell table:style-name="ce8" office:value-type="date" office:date-value="2019-10-15" calcext:value-type="date">
            <text:p>15/10/2019</text:p>
          </table:table-cell>
          <table:table-cell table:style-name="ce4" office:value-type="string" calcext:value-type="string">
            <text:p>CAPREA EXPERTS IMMOBILIERS INC.</text:p>
          </table:table-cell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601" calcext:value-type="float">
            <text:p>1376601</text:p>
          </table:table-cell>
          <table:table-cell table:style-name="ce8" office:value-type="date" office:date-value="2019-10-28" calcext:value-type="date">
            <text:p>28/10/2019</text:p>
          </table:table-cell>
          <table:table-cell table:style-name="ce4"/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833" calcext:value-type="float">
            <text:p>1376833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/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834" calcext:value-type="float">
            <text:p>1376834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163303" calcext:value-type="float">
            <text:p>116330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403" calcext:value-type="float">
            <text:p>1375403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LES ESTAMPES PANCO (1981) INC.</text:p>
          </table:table-cell>
          <table:table-cell table:style-name="ce4"/>
          <table:table-cell table:style-name="ce4" office:value-type="float" office:value="147.98" calcext:value-type="float">
            <text:p>147,98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5266" calcext:value-type="float">
            <text:p>1325266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Téléphonie cellulair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76602" calcext:value-type="float">
            <text:p>1376602</text:p>
          </table:table-cell>
          <table:table-cell table:style-name="ce8" office:value-type="date" office:date-value="2019-10-28" calcext:value-type="date">
            <text:p>28/10/2019</text:p>
          </table:table-cell>
          <table:table-cell table:style-name="ce4" office:value-type="string" calcext:value-type="string">
            <text:p>AMENAGEMENTS SUD-OUEST</text:p>
          </table:table-cell>
          <table:table-cell table:style-name="ce4"/>
          <table:table-cell table:style-name="ce4" office:value-type="float" office:value="1977.12" calcext:value-type="float">
            <text:p>1977,12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238" calcext:value-type="float">
            <text:p>1375238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658.18" calcext:value-type="float">
            <text:p>1658,18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3931" calcext:value-type="float">
            <text:p>1333931</text:p>
          </table:table-cell>
          <table:table-cell table:style-name="ce8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DESJARDINS SECURITE DU BATIMENT</text:p>
          </table:table-cell>
          <table:table-cell table:style-name="ce4"/>
          <table:table-cell table:style-name="ce4" office:value-type="float" office:value="167.98" calcext:value-type="float">
            <text:p>167,98</text:p>
          </table:table-cell>
          <table:table-cell table:style-name="ce4" office:value-type="string" calcext:value-type="string">
            <text:p>Pièces électriqu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2478" calcext:value-type="float">
            <text:p>1362478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 office:value-type="string" calcext:value-type="string">
            <text:p>FRANSTORES</text:p>
          </table:table-cell>
          <table:table-cell table:style-name="ce4"/>
          <table:table-cell table:style-name="ce4" office:value-type="float" office:value="472.44" calcext:value-type="float">
            <text:p>472,44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34" calcext:value-type="float">
            <text:p>1373734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GROUPE AMEUBLEMENT FOCUS INC.</text:p>
          </table:table-cell>
          <table:table-cell table:style-name="ce4"/>
          <table:table-cell table:style-name="ce4" office:value-type="float" office:value="4611.05" calcext:value-type="float">
            <text:p>4611,05</text:p>
          </table:table-cell>
          <table:table-cell table:style-name="ce4" office:value-type="string" calcext:value-type="string">
            <text:p>Service - Aménag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398" calcext:value-type="float">
            <text:p>1375398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MEDIAQMI INC.</text:p>
          </table:table-cell>
          <table:table-cell table:style-name="ce4" office:value-type="float" office:value="1367462" calcext:value-type="float">
            <text:p>1367462</text:p>
          </table:table-cell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Placement média d'appel d'offr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984" calcext:value-type="float">
            <text:p>1373984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MONDEM PRO</text:p>
          </table:table-cell>
          <table:table-cell table:style-name="ce10"/>
          <table:table-cell table:style-name="ce4" office:value-type="float" office:value="18904.78" calcext:value-type="float">
            <text:p>18904,78</text:p>
          </table:table-cell>
          <table:table-cell table:style-name="ce4" office:value-type="string" calcext:value-type="string">
            <text:p>Service - Déménagement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2989" calcext:value-type="float">
            <text:p>1362989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10"/>
          <table:table-cell table:style-name="ce4" office:value-type="float" office:value="23.95" calcext:value-type="float">
            <text:p>23,95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6933" calcext:value-type="float">
            <text:p>1336933</text:p>
          </table:table-cell>
          <table:table-cell table:style-name="ce8" office:value-type="date" office:date-value="2019-10-16" calcext:value-type="date">
            <text:p>16/10/2019</text:p>
          </table:table-cell>
          <table:table-cell table:style-name="ce4" office:value-type="string" calcext:value-type="string">
            <text:p>P.LAPLANTE &amp; ASSOCIES INC.</text:p>
          </table:table-cell>
          <table:table-cell table:style-name="ce4"/>
          <table:table-cell table:style-name="ce4" office:value-type="float" office:value="2204.74" calcext:value-type="float">
            <text:p>2204,74</text:p>
          </table:table-cell>
          <table:table-cell table:style-name="ce4" office:value-type="string" calcext:value-type="string">
            <text:p>Conseiller en relation de travai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3730" calcext:value-type="float">
            <text:p>1373730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SITE INTEGRATION PLUS INC.</text:p>
          </table:table-cell>
          <table:table-cell table:style-name="ce10"/>
          <table:table-cell table:style-name="ce4" office:value-type="float" office:value="9632.55" calcext:value-type="float">
            <text:p>9632,55</text:p>
          </table:table-cell>
          <table:table-cell table:style-name="ce4" office:value-type="string" calcext:value-type="string">
            <text:p>Système de contrôle, de surveillance et d'incend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985" calcext:value-type="float">
            <text:p>1373985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TECHNIPARC</text:p>
          </table:table-cell>
          <table:table-cell table:style-name="ce10"/>
          <table:table-cell table:style-name="ce4" office:value-type="float" office:value="21259.97" calcext:value-type="float">
            <text:p>21259,97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38" calcext:value-type="float">
            <text:p>1373738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 office:value-type="string" calcext:value-type="string">
            <text:p>TEKNION ROY ET BRETON INC.</text:p>
          </table:table-cell>
          <table:table-cell table:style-name="ce10"/>
          <table:table-cell table:style-name="ce4" office:value-type="float" office:value="3019.78" calcext:value-type="float">
            <text:p>3019,78</text:p>
          </table:table-cell>
          <table:table-cell table:style-name="ce4" office:value-type="string" calcext:value-type="string">
            <text:p>Service - Aménagement de bureau 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10-10" calcext:value-type="date">
            <text:p>10/10/2019</text:p>
          </table:table-cell>
          <table:table-cell table:style-name="ce4"/>
          <table:table-cell table:style-name="ce10"/>
          <table:table-cell table:style-name="ce4" office:value-type="float" office:value="8188.01" calcext:value-type="float">
            <text:p>8188,01</text:p>
          </table:table-cell>
          <table:table-cell table:style-name="ce4" office:value-type="string" calcext:value-type="string">
            <text:p>Service - Aménag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909" calcext:value-type="float">
            <text:p>1357909</text:p>
          </table:table-cell>
          <table:table-cell table:style-name="ce8" office:value-type="date" office:date-value="2019-10-16" calcext:value-type="date">
            <text:p>16/10/2019</text:p>
          </table:table-cell>
          <table:table-cell table:style-name="ce4" office:value-type="string" calcext:value-type="string">
            <text:p>UNIQUE MOBILIER DE BUREAU</text:p>
          </table:table-cell>
          <table:table-cell table:style-name="ce10"/>
          <table:table-cell table:style-name="ce4" office:value-type="float" office:value="12480.04" calcext:value-type="float">
            <text:p>12480,04</text:p>
          </table:table-cell>
          <table:table-cell table:style-name="ce4" office:value-type="string" calcext:value-type="string">
            <text:p>Accessoires et fournitures de mobilier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24" calcext:value-type="float">
            <text:p>1374924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office:value-type="string" calcext:value-type="string">
            <text:p>UNITED RENTALS DU CANADA</text:p>
          </table:table-cell>
          <table:table-cell table:style-name="ce10"/>
          <table:table-cell table:style-name="ce4" office:value-type="float" office:value="15169.64" calcext:value-type="float">
            <text:p>15169,64</text:p>
          </table:table-cell>
          <table:table-cell table:style-name="ce4" office:value-type="string" calcext:value-type="string">
            <text:p>Génératric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25" calcext:value-type="float">
            <text:p>1374925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table:number-columns-repeated="2"/>
          <table:table-cell table:style-name="ce4" office:value-type="float" office:value="9322.62" calcext:value-type="float">
            <text:p>9322,62</text:p>
          </table:table-cell>
          <table:table-cell table:style-name="ce4" office:value-type="string" calcext:value-type="string">
            <text:p>Génératric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26" calcext:value-type="float">
            <text:p>1374926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table:number-columns-repeated="2"/>
          <table:table-cell table:style-name="ce4" office:value-type="float" office:value="16474.27" calcext:value-type="float">
            <text:p>16474,27</text:p>
          </table:table-cell>
          <table:table-cell table:style-name="ce4" office:value-type="string" calcext:value-type="string">
            <text:p>Génératric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27" calcext:value-type="float">
            <text:p>1374927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table:number-columns-repeated="2"/>
          <table:table-cell table:style-name="ce4" office:value-type="float" office:value="7692.19" calcext:value-type="float">
            <text:p>7692,19</text:p>
          </table:table-cell>
          <table:table-cell table:style-name="ce4" office:value-type="string" calcext:value-type="string">
            <text:p>Carburant (essence, diesel, kérosène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28" calcext:value-type="float">
            <text:p>1374928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table:number-columns-repeated="2"/>
          <table:table-cell table:style-name="ce4" office:value-type="float" office:value="3717.5" calcext:value-type="float">
            <text:p>3717,5</text:p>
          </table:table-cell>
          <table:table-cell table:style-name="ce4" office:value-type="string" calcext:value-type="string">
            <text:p>Carburant (essence, diesel, kérosène)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AULT, SONIA</text:p>
          </table:table-cell>
          <table:table-cell table:style-name="ce4" office:value-type="float" office:value="1373296" calcext:value-type="float">
            <text:p>1373296</text:p>
          </table:table-cell>
          <table:table-cell table:style-name="ce8" office:value-type="date" office:date-value="2019-10-09" calcext:value-type="date">
            <text:p>09/10/2019</text:p>
          </table:table-cell>
          <table:table-cell table:style-name="ce4" office:value-type="string" calcext:value-type="string">
            <text:p>ASSOCIATION POUR LA SANTE PUBLIQUE DU QUEBEC</text:p>
          </table:table-cell>
          <table:table-cell table:style-name="ce4"/>
          <table:table-cell table:style-name="ce4" office:value-type="float" office:value="556.43" calcext:value-type="float">
            <text:p>556,43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713" calcext:value-type="float">
            <text:p>1371713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GLOBEX COURRIER EXPRESS INTERNATIONAL INC.</text:p>
          </table:table-cell>
          <table:table-cell table:style-name="ce4" office:value-type="float" office:value="1302177" calcext:value-type="float">
            <text:p>1302177</text:p>
          </table:table-cell>
          <table:table-cell table:style-name="ce4" office:value-type="float" office:value="104.99" calcext:value-type="float">
            <text:p>104,99</text:p>
          </table:table-cell>
          <table:table-cell table:style-name="ce4" office:value-type="string" calcext:value-type="string">
            <text:p>Service - Postal, messag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05" calcext:value-type="float">
            <text:p>1372705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LOISIRS SPORTIFS COTE-DES-NEIGES - NOTRE-DAME-DE-GRACE</text:p>
          </table:table-cell>
          <table:table-cell table:style-name="ce4"/>
          <table:table-cell table:style-name="ce4" office:value-type="float" office:value="16634.13" calcext:value-type="float">
            <text:p>16634,13</text:p>
          </table:table-cell>
          <table:table-cell table:style-name="ce4" office:value-type="string" calcext:value-type="string">
            <text:p>Service - Installation, gestion, entretie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581" calcext:value-type="float">
            <text:p>1374581</text:p>
          </table:table-cell>
          <table:table-cell table:style-name="ce8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QUINCAILLERIE COTE DES NEIGES</text:p>
          </table:table-cell>
          <table:table-cell table:style-name="ce4"/>
          <table:table-cell table:style-name="ce4" office:value-type="float" office:value="164.4" calcext:value-type="float">
            <text:p>164,4</text:p>
          </table:table-cell>
          <table:table-cell table:style-name="ce4" office:value-type="string" calcext:value-type="string">
            <text:p>Équipement sécurité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844" calcext:value-type="float">
            <text:p>1320844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TOSHIBA SOLUTIONS D'AFFAIRES</text:p>
          </table:table-cell>
          <table:table-cell table:style-name="ce4"/>
          <table:table-cell table:style-name="ce4" office:value-type="float" office:value="734.91" calcext:value-type="float">
            <text:p>734,91</text:p>
          </table:table-cell>
          <table:table-cell table:style-name="ce4" office:value-type="string" calcext:value-type="string">
            <text:p>Réparation/Entretien - Photocopieur, télécopieur, imprimante et numériseur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73408" calcext:value-type="float">
            <text:p>1373408</text:p>
          </table:table-cell>
          <table:table-cell table:style-name="ce8" office:value-type="date" office:date-value="2019-10-09" calcext:value-type="date">
            <text:p>09/10/2019</text:p>
          </table:table-cell>
          <table:table-cell table:style-name="ce4" office:value-type="string" calcext:value-type="string">
            <text:p>ATELIER D'USINAGE INNOVA PRECISION 2014</text:p>
          </table:table-cell>
          <table:table-cell table:style-name="ce4"/>
          <table:table-cell table:style-name="ce4" office:value-type="float" office:value="272.86" calcext:value-type="float">
            <text:p>272,86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261" calcext:value-type="float">
            <text:p>1370261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CEGEP DE SAINT-LAURENT</text:p>
          </table:table-cell>
          <table:table-cell table:style-name="ce4"/>
          <table:table-cell table:style-name="ce4" office:value-type="float" office:value="1553.81" calcext:value-type="float">
            <text:p>1553,81</text:p>
          </table:table-cell>
          <table:table-cell table:style-name="ce4" office:value-type="string" calcext:value-type="string">
            <text:p>Service - Formation en développement organisationnel et tech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262" calcext:value-type="float">
            <text:p>1370262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/>
          <table:table-cell table:style-name="ce10"/>
          <table:table-cell table:style-name="ce4" office:value-type="float" office:value="1553.81" calcext:value-type="float">
            <text:p>1553,81</text:p>
          </table:table-cell>
          <table:table-cell table:style-name="ce4" office:value-type="string" calcext:value-type="string">
            <text:p>Service - Formation en développement organisationnel et tech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52" calcext:value-type="float">
            <text:p>1376052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GAZTEK INC</text:p>
          </table:table-cell>
          <table:table-cell table:style-name="ce4"/>
          <table:table-cell table:style-name="ce4" office:value-type="float" office:value="1003.95" calcext:value-type="float">
            <text:p>1003,95</text:p>
          </table:table-cell>
          <table:table-cell table:style-name="ce4" office:value-type="string" calcext:value-type="string">
            <text:p>Réparation/Entretien - Outil à batt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62" calcext:value-type="float">
            <text:p>1370562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office:value-type="string" calcext:value-type="string">
            <text:p>HILTI CANADA LTEE</text:p>
          </table:table-cell>
          <table:table-cell table:style-name="ce4"/>
          <table:table-cell table:style-name="ce4" office:value-type="float" office:value="43.04" calcext:value-type="float">
            <text:p>43,04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659" calcext:value-type="float">
            <text:p>1373659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10"/>
          <table:table-cell table:style-name="ce4" office:value-type="float" office:value="364.41" calcext:value-type="float">
            <text:p>364,41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109" calcext:value-type="float">
            <text:p>1375109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/>
          <table:table-cell table:style-name="ce10"/>
          <table:table-cell table:style-name="ce4" office:value-type="float" office:value="656.91" calcext:value-type="float">
            <text:p>656,91</text:p>
          </table:table-cell>
          <table:table-cell table:style-name="ce4" office:value-type="string" calcext:value-type="string">
            <text:p>Tuyauterie et raccord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001" calcext:value-type="float">
            <text:p>1373001</text:p>
          </table:table-cell>
          <table:table-cell table:style-name="ce8" office:value-type="date" office:date-value="2019-10-08" calcext:value-type="date">
            <text:p>08/10/2019</text:p>
          </table:table-cell>
          <table:table-cell table:style-name="ce4" office:value-type="string" calcext:value-type="string">
            <text:p>LANAUCO LTEE</text:p>
          </table:table-cell>
          <table:table-cell table:style-name="ce10"/>
          <table:table-cell table:style-name="ce4" office:value-type="float" office:value="1732.29" calcext:value-type="float">
            <text:p>1732,29</text:p>
          </table:table-cell>
          <table:table-cell table:style-name="ce4" office:value-type="string" calcext:value-type="string">
            <text:p>Location - Signalisation routiè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282" calcext:value-type="float">
            <text:p>1349282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Location - Automobile, camionnette et fourgonnett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5104" calcext:value-type="float">
            <text:p>1375104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104.91" calcext:value-type="float">
            <text:p>104,91</text:p>
          </table:table-cell>
          <table:table-cell table:style-name="ce4" office:value-type="string" calcext:value-type="string">
            <text:p>Équipement contre les chute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5869" calcext:value-type="float">
            <text:p>1375869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 table:number-columns-repeated="2"/>
          <table:table-cell table:style-name="ce4" office:value-type="float" office:value="4510.26" calcext:value-type="float">
            <text:p>4510,26</text:p>
          </table:table-cell>
          <table:table-cell table:style-name="ce4" office:value-type="string" calcext:value-type="string">
            <text:p>Outils électriqu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7961" calcext:value-type="float">
            <text:p>1317961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 office:value-type="string" calcext:value-type="string">
            <text:p>PEPINIERE A. MUCCI INC.</text:p>
          </table:table-cell>
          <table:table-cell table:style-name="ce4" office:value-type="float" office:value="1283714" calcext:value-type="float">
            <text:p>1283714</text:p>
          </table:table-cell>
          <table:table-cell table:style-name="ce4" office:value-type="float" office:value="2188.99" calcext:value-type="float">
            <text:p>2188,99</text:p>
          </table:table-cell>
          <table:table-cell table:style-name="ce4" office:value-type="string" calcext:value-type="string">
            <text:p>Produits horticol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304" calcext:value-type="float">
            <text:p>1373304</text:p>
          </table:table-cell>
          <table:table-cell table:style-name="ce8" office:value-type="date" office:date-value="2019-10-09" calcext:value-type="date">
            <text:p>09/10/2019</text:p>
          </table:table-cell>
          <table:table-cell table:style-name="ce4" office:value-type="string" calcext:value-type="string">
            <text:p>PRODUITS DE SERVICES PUBLICS INNOVA INC.</text:p>
          </table:table-cell>
          <table:table-cell table:style-name="ce10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637" calcext:value-type="float">
            <text:p>1372637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737.5" calcext:value-type="float">
            <text:p>737,5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079" calcext:value-type="float">
            <text:p>1374079</text:p>
          </table:table-cell>
          <table:table-cell table:style-name="ce8" office:value-type="date" office:date-value="2019-10-15" calcext:value-type="date">
            <text:p>15/10/2019</text:p>
          </table:table-cell>
          <table:table-cell table:style-name="ce4" office:value-type="string" calcext:value-type="string">
            <text:p>SOCIETE INTERNATIONALE D'ARBORICULTURE QUEBEC INC. (S.I.A.Q.)</text:p>
          </table:table-cell>
          <table:table-cell table:style-name="ce4"/>
          <table:table-cell table:style-name="ce4" office:value-type="float" office:value="167.98" calcext:value-type="float">
            <text:p>167,98</text:p>
          </table:table-cell>
          <table:table-cell table:style-name="ce4" office:value-type="string" calcext:value-type="string">
            <text:p>Frais - Inscription pour colloque, conférence, séminaire et congrè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36" calcext:value-type="float">
            <text:p>1372736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STELEM</text:p>
          </table:table-cell>
          <table:table-cell table:style-name="ce4"/>
          <table:table-cell table:style-name="ce4" office:value-type="float" office:value="89.24" calcext:value-type="float">
            <text:p>89,24</text:p>
          </table:table-cell>
          <table:table-cell table:style-name="ce4" office:value-type="string" calcext:value-type="string">
            <text:p>Signalisation routiè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54" calcext:value-type="float">
            <text:p>1376054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table:number-columns-repeated="2"/>
          <table:table-cell table:style-name="ce4" office:value-type="float" office:value="1181.11" calcext:value-type="float">
            <text:p>1181,11</text:p>
          </table:table-cell>
          <table:table-cell table:style-name="ce4" office:value-type="string" calcext:value-type="string">
            <text:p>Outils manuel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40166" calcext:value-type="float">
            <text:p>1340166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TESSIER RECREO-PARC INC.</text:p>
          </table:table-cell>
          <table:table-cell table:style-name="ce4"/>
          <table:table-cell table:style-name="ce4" office:value-type="float" office:value="656.17" calcext:value-type="float">
            <text:p>656,17</text:p>
          </table:table-cell>
          <table:table-cell table:style-name="ce4" office:value-type="string" calcext:value-type="string">
            <text:p>Réparation/Entretien - Équipement de sport et terrain de jeux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505" calcext:value-type="float">
            <text:p>1376505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 office:value-type="string" calcext:value-type="string">
            <text:p>VORTEX STRUCTURES AQUATIQUES INTERNATIONALES INC</text:p>
          </table:table-cell>
          <table:table-cell table:style-name="ce4"/>
          <table:table-cell table:style-name="ce4" office:value-type="float" office:value="8803.2" calcext:value-type="float">
            <text:p>8803,2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77162" calcext:value-type="float">
            <text:p>1377162</text:p>
          </table:table-cell>
          <table:table-cell table:style-name="ce8" office:value-type="date" office:date-value="2019-10-30" calcext:value-type="date">
            <text:p>30/10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4"/>
          <table:table-cell table:style-name="ce4" office:value-type="float" office:value="503.94" calcext:value-type="float">
            <text:p>503,94</text:p>
          </table:table-cell>
          <table:table-cell table:style-name="ce4" office:value-type="string" calcext:value-type="string">
            <text:p>Produits d'entretien ménag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2108" calcext:value-type="float">
            <text:p>1362108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ENTREPRISES FORLINI-DIVISION EQUIPEMENT DE SECURITE UNIVERSEL INC. </text:p>
          </table:table-cell>
          <table:table-cell table:style-name="ce4" office:value-type="float" office:value="1305723" calcext:value-type="float">
            <text:p>1305723</text:p>
          </table:table-cell>
          <table:table-cell table:style-name="ce4" office:value-type="float" office:value="110.19" calcext:value-type="float">
            <text:p>110,19</text:p>
          </table:table-cell>
          <table:table-cell table:style-name="ce4" office:value-type="string" calcext:value-type="string">
            <text:p>Équipement de protec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948" calcext:value-type="float">
            <text:p>1360948</text:p>
          </table:table-cell>
          <table:table-cell table:style-name="ce8" office:value-type="date" office:date-value="2019-10-08" calcext:value-type="date">
            <text:p>08/10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39.06" calcext:value-type="float">
            <text:p>39,06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501" calcext:value-type="float">
            <text:p>1372501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table:number-columns-repeated="2"/>
          <table:table-cell table:style-name="ce4" office:value-type="float" office:value="205.78" calcext:value-type="float">
            <text:p>205,78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986" calcext:value-type="float">
            <text:p>1374986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413.85" calcext:value-type="float">
            <text:p>1413,85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750" calcext:value-type="float">
            <text:p>1375750</text:p>
          </table:table-cell>
          <table:table-cell table:style-name="ce8" office:value-type="date" office:date-value="2019-10-23" calcext:value-type="date">
            <text:p>23/10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760.51" calcext:value-type="float">
            <text:p>1760,51</text:p>
          </table:table-cell>
          <table:table-cell table:style-name="ce4" office:value-type="string" calcext:value-type="string">
            <text:p>Produits d'entretien mén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03" calcext:value-type="float">
            <text:p>1376003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/>
          <table:table-cell/>
          <table:table-cell table:style-name="ce4" office:value-type="float" office:value="1109.25" calcext:value-type="float">
            <text:p>1109,25</text:p>
          </table:table-cell>
          <table:table-cell table:style-name="ce4" office:value-type="string" calcext:value-type="string">
            <text:p>Service - Entretien d'immeub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532" calcext:value-type="float">
            <text:p>1375532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SYLPROTEC INC.</text:p>
          </table:table-cell>
          <table:table-cell/>
          <table:table-cell table:style-name="ce4" office:value-type="float" office:value="821.1" calcext:value-type="float">
            <text:p>821,1</text:p>
          </table:table-cell>
          <table:table-cell table:style-name="ce4" office:value-type="string" calcext:value-type="string">
            <text:p>Équipement contre les chutes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27297" calcext:value-type="float">
            <text:p>1327297</text:p>
          </table:table-cell>
          <table:table-cell table:style-name="ce8" office:value-type="date" office:date-value="2019-10-31" calcext:value-type="date">
            <text:p>31/10/2019</text:p>
          </table:table-cell>
          <table:table-cell table:style-name="ce4" office:value-type="string" calcext:value-type="string">
            <text:p>AQUAM SPECIALISTE AQUATIQUE INC.</text:p>
          </table:table-cell>
          <table:table-cell/>
          <table:table-cell table:style-name="ce4" office:value-type="float" office:value="5654.42" calcext:value-type="float">
            <text:p>5654,42</text:p>
          </table:table-cell>
          <table:table-cell table:style-name="ce4" office:value-type="string" calcext:value-type="string">
            <text:p>Entrepreneur en bâtiments de tout gen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323" calcext:value-type="float">
            <text:p>1376323</text:p>
          </table:table-cell>
          <table:table-cell table:style-name="ce8" office:value-type="date" office:date-value="2019-10-25" calcext:value-type="date">
            <text:p>25/10/2019</text:p>
          </table:table-cell>
          <table:table-cell table:style-name="ce4" office:value-type="string" calcext:value-type="string">
            <text:p>ARIUM DESIGN INC.</text:p>
          </table:table-cell>
          <table:table-cell table:style-name="ce4"/>
          <table:table-cell table:style-name="ce4" office:value-type="float" office:value="1994.76" calcext:value-type="float">
            <text:p>1994,76</text:p>
          </table:table-cell>
          <table:table-cell table:style-name="ce4" office:value-type="string" calcext:value-type="string">
            <text:p>Concepteur graphique, infographist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4222" calcext:value-type="float">
            <text:p>1374222</text:p>
          </table:table-cell>
          <table:table-cell table:style-name="ce8" office:value-type="date" office:date-value="2019-10-15" calcext:value-type="date">
            <text:p>15/10/2019</text:p>
          </table:table-cell>
          <table:table-cell table:style-name="ce4" office:value-type="string" calcext:value-type="string">
            <text:p>LAROUCHE ELECTRIQUE INC.</text:p>
          </table:table-cell>
          <table:table-cell table:style-name="ce4"/>
          <table:table-cell table:style-name="ce4" office:value-type="float" office:value="560.68" calcext:value-type="float">
            <text:p>560,68</text:p>
          </table:table-cell>
          <table:table-cell table:style-name="ce4" office:value-type="string" calcext:value-type="string">
            <text:p>Entrepreneur en électricité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326" calcext:value-type="float">
            <text:p>1376326</text:p>
          </table:table-cell>
          <table:table-cell table:style-name="ce8" office:value-type="date" office:date-value="2019-10-25" calcext:value-type="date">
            <text:p>25/10/2019</text:p>
          </table:table-cell>
          <table:table-cell table:style-name="ce4" office:value-type="string" calcext:value-type="string">
            <text:p>SERVICES D'IMPRIMERIE AVANTAGES INC.</text:p>
          </table:table-cell>
          <table:table-cell/>
          <table:table-cell table:style-name="ce4" office:value-type="float" office:value="351.7" calcext:value-type="float">
            <text:p>351,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74987" calcext:value-type="float">
            <text:p>1374987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office:value-type="string" calcext:value-type="string">
            <text:p>8418748 CANADA INC.</text:p>
          </table:table-cell>
          <table:table-cell table:style-name="ce4"/>
          <table:table-cell table:style-name="ce4" office:value-type="float" office:value="18897.75" calcext:value-type="float">
            <text:p>18897,75</text:p>
          </table:table-cell>
          <table:table-cell table:style-name="ce4" office:value-type="string" calcext:value-type="string">
            <text:p>Ingénieur - Gestion de proje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495" calcext:value-type="float">
            <text:p>1372495</text:p>
          </table:table-cell>
          <table:table-cell table:style-name="ce8" office:value-type="date" office:date-value="2019-10-04" calcext:value-type="date">
            <text:p>04/10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25751.94" calcext:value-type="float">
            <text:p>25751,94</text:p>
          </table:table-cell>
          <table:table-cell table:style-name="ce4" office:value-type="string" calcext:value-type="string">
            <text:p>Chaise et fauteuil ergonom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4371" calcext:value-type="float">
            <text:p>1364371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CF SALUBRITE INC.</text:p>
          </table:table-cell>
          <table:table-cell/>
          <table:table-cell table:style-name="ce4" office:value-type="float" office:value="15695.62" calcext:value-type="float">
            <text:p>15695,62</text:p>
          </table:table-cell>
          <table:table-cell table:style-name="ce4" office:value-type="string" calcext:value-type="string">
            <text:p>Service - Entretien d'immeubl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4980" calcext:value-type="float">
            <text:p>1374980</text:p>
          </table:table-cell>
          <table:table-cell table:style-name="ce8" office:value-type="date" office:date-value="2019-10-18" calcext:value-type="date">
            <text:p>18/10/2019</text:p>
          </table:table-cell>
          <table:table-cell table:style-name="ce4" office:value-type="string" calcext:value-type="string">
            <text:p>CONSTRUCTION PIRAVIC INC.</text:p>
          </table:table-cell>
          <table:table-cell/>
          <table:table-cell table:style-name="ce4" office:value-type="float" office:value="32538.25" calcext:value-type="float">
            <text:p>32538,25</text:p>
          </table:table-cell>
          <table:table-cell table:style-name="ce4" office:value-type="string" calcext:value-type="string">
            <text:p>Service - Aménagement pays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4892" calcext:value-type="float">
            <text:p>1324892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CYCLONE SANTE INC.</text:p>
          </table:table-cell>
          <table:table-cell/>
          <table:table-cell table:style-name="ce4" office:value-type="float" office:value="1832.03" calcext:value-type="float">
            <text:p>1832,03</text:p>
          </table:table-cell>
          <table:table-cell table:style-name="ce4" office:value-type="string" calcext:value-type="string">
            <text:p>Médeci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4759" calcext:value-type="float">
            <text:p>1374759</text:p>
          </table:table-cell>
          <table:table-cell table:style-name="ce8" office:value-type="date" office:date-value="2019-10-17" calcext:value-type="date">
            <text:p>17/10/2019</text:p>
          </table:table-cell>
          <table:table-cell table:style-name="ce4" office:value-type="string" calcext:value-type="string">
            <text:p>DASSYLOI</text:p>
          </table:table-cell>
          <table:table-cell/>
          <table:table-cell table:style-name="ce4" office:value-type="float" office:value="16273.06" calcext:value-type="float">
            <text:p>16273,06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99" calcext:value-type="float">
            <text:p>1372799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EXPERTISE LASER 3D - ISCAN INC.</text:p>
          </table:table-cell>
          <table:table-cell/>
          <table:table-cell table:style-name="ce4" office:value-type="float" office:value="18950.24" calcext:value-type="float">
            <text:p>18950,24</text:p>
          </table:table-cell>
          <table:table-cell table:style-name="ce4" office:value-type="string" calcext:value-type="string">
            <text:p>Inspecteur en bâti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816" calcext:value-type="float">
            <text:p>1371816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FANNIE PILON-MILLETTE</text:p>
          </table:table-cell>
          <table:table-cell/>
          <table:table-cell table:style-name="ce4" office:value-type="float" office:value="21000" calcext:value-type="float">
            <text:p>21000</text:p>
          </table:table-cell>
          <table:table-cell table:style-name="ce4" office:value-type="string" calcext:value-type="string">
            <text:p>Conseiller en communication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862" calcext:value-type="float">
            <text:p>1373862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GAUDREAULT, GUYLAINE</text:p>
          </table:table-cell>
          <table:table-cell/>
          <table:table-cell table:style-name="ce4" office:value-type="float" office:value="971.78" calcext:value-type="float">
            <text:p>971,78</text:p>
          </table:table-cell>
          <table:table-cell table:style-name="ce4" office:value-type="string" calcext:value-type="string">
            <text:p>Service - Organisation d'évènement corporatif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40" calcext:value-type="float">
            <text:p>1373740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GESTION PROGELA INC.</text:p>
          </table:table-cell>
          <table:table-cell/>
          <table:table-cell table:style-name="ce4" office:value-type="float" office:value="5511.84" calcext:value-type="float">
            <text:p>5511,84</text:p>
          </table:table-cell>
          <table:table-cell table:style-name="ce4" office:value-type="string" calcext:value-type="string">
            <text:p>Ingénieur civil - Structure de bâti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50" calcext:value-type="float">
            <text:p>1373750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/>
          <table:table-cell/>
          <table:table-cell table:style-name="ce4" office:value-type="float" office:value="787.41" calcext:value-type="float">
            <text:p>787,41</text:p>
          </table:table-cell>
          <table:table-cell table:style-name="ce4" office:value-type="string" calcext:value-type="string">
            <text:p>Ingénieur civil - Structure de bâti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088" calcext:value-type="float">
            <text:p>1377088</text:p>
          </table:table-cell>
          <table:table-cell table:style-name="ce8" office:value-type="date" office:date-value="2019-10-30" calcext:value-type="date">
            <text:p>30/10/2019</text:p>
          </table:table-cell>
          <table:table-cell table:style-name="ce4" office:value-type="string" calcext:value-type="string">
            <text:p>GHD CONSULTANTS LTEE</text:p>
          </table:table-cell>
          <table:table-cell/>
          <table:table-cell table:style-name="ce4" office:value-type="float" office:value="15748.12" calcext:value-type="float">
            <text:p>15748,12</text:p>
          </table:table-cell>
          <table:table-cell table:style-name="ce4" office:value-type="string" calcext:value-type="string">
            <text:p>Conseiller - Protection et contrôle de la qualité du so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8605" calcext:value-type="float">
            <text:p>1348605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GORL'EAU INC.</text:p>
          </table:table-cell>
          <table:table-cell/>
          <table:table-cell table:style-name="ce4" office:value-type="float" office:value="9128.66" calcext:value-type="float">
            <text:p>9128,66</text:p>
          </table:table-cell>
          <table:table-cell table:style-name="ce4" office:value-type="string" calcext:value-type="string">
            <text:p>Entrepreneur en isolation, étanchéité, couvertures et revêtement extéri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402" calcext:value-type="float">
            <text:p>1373402</text:p>
          </table:table-cell>
          <table:table-cell table:style-name="ce8" office:value-type="date" office:date-value="2019-10-09" calcext:value-type="date">
            <text:p>09/10/2019</text:p>
          </table:table-cell>
          <table:table-cell table:style-name="ce4" office:value-type="string" calcext:value-type="string">
            <text:p>GROUPE AMEUBLEMENT FOCUS INC.</text:p>
          </table:table-cell>
          <table:table-cell/>
          <table:table-cell table:style-name="ce4" office:value-type="float" office:value="27762.33" calcext:value-type="float">
            <text:p>27762,33</text:p>
          </table:table-cell>
          <table:table-cell table:style-name="ce4" office:value-type="string" calcext:value-type="string">
            <text:p>Bureau (Mobilier système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41" calcext:value-type="float">
            <text:p>1373741</text:p>
          </table:table-cell>
          <table:table-cell table:style-name="ce8" office:value-type="date" office:date-value="2019-10-10" calcext:value-type="date">
            <text:p>10/10/2019</text:p>
          </table:table-cell>
          <table:table-cell table:style-name="ce4" office:value-type="string" calcext:value-type="string">
            <text:p>GROUPE ORTAM INC.</text:p>
          </table:table-cell>
          <table:table-cell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Ingénieur civil - Structure de bâtime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507" calcext:value-type="float">
            <text:p>1375507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LEBLANC ILLUMINATIONS-CANADA INC.</text:p>
          </table:table-cell>
          <table:table-cell/>
          <table:table-cell table:style-name="ce4" office:value-type="float" office:value="21745.02" calcext:value-type="float">
            <text:p>21745,02</text:p>
          </table:table-cell>
          <table:table-cell table:style-name="ce4" office:value-type="string" calcext:value-type="string">
            <text:p>Décorations de Noë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1969" calcext:value-type="float">
            <text:p>1371969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LES PLANTATIONS LETOURNEAU (PEPINIERE)</text:p>
          </table:table-cell>
          <table:table-cell/>
          <table:table-cell table:style-name="ce4" office:value-type="float" office:value="8213.17" calcext:value-type="float">
            <text:p>8213,17</text:p>
          </table:table-cell>
          <table:table-cell table:style-name="ce4" office:value-type="string" calcext:value-type="string">
            <text:p>Produits horticoles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1738" calcext:value-type="float">
            <text:p>1371738</text:p>
          </table:table-cell>
          <table:table-cell table:style-name="ce8" office:value-type="date" office:date-value="2019-10-01" calcext:value-type="date">
            <text:p>01/10/2019</text:p>
          </table:table-cell>
          <table:table-cell table:style-name="ce4" office:value-type="string" calcext:value-type="string">
            <text:p>PEPINIERE ABBOTSFORD INC.</text:p>
          </table:table-cell>
          <table:table-cell table:style-name="ce4"/>
          <table:table-cell table:style-name="ce4" office:value-type="float" office:value="13769.11" calcext:value-type="float">
            <text:p>13769,11</text:p>
          </table:table-cell>
          <table:table-cell table:style-name="ce4" office:value-type="string" calcext:value-type="string">
            <text:p>Produits horticol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445" calcext:value-type="float">
            <text:p>1375445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PEPINIERE ROUGEMONT ENR</text:p>
          </table:table-cell>
          <table:table-cell/>
          <table:table-cell table:style-name="ce4" office:value-type="float" office:value="14047.32" calcext:value-type="float">
            <text:p>14047,32</text:p>
          </table:table-cell>
          <table:table-cell table:style-name="ce4" office:value-type="string" calcext:value-type="string">
            <text:p>Produits horticoles 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73971" calcext:value-type="float">
            <text:p>1373971</text:p>
          </table:table-cell>
          <table:table-cell table:style-name="ce8" office:value-type="date" office:date-value="2019-10-11" calcext:value-type="date">
            <text:p>11/10/2019</text:p>
          </table:table-cell>
          <table:table-cell table:style-name="ce4" office:value-type="string" calcext:value-type="string">
            <text:p>SIMO MANAGEMENT INC</text:p>
          </table:table-cell>
          <table:table-cell table:style-name="ce4"/>
          <table:table-cell table:style-name="ce4" office:value-type="float" office:value="24689.78" calcext:value-type="float">
            <text:p>24689,78</text:p>
          </table:table-cell>
          <table:table-cell table:style-name="ce4" office:value-type="string" calcext:value-type="string">
            <text:p>Entrepreneur en routes et canalisat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75107" calcext:value-type="float">
            <text:p>1375107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504.11" calcext:value-type="float">
            <text:p>504,11</text:p>
          </table:table-cell>
          <table:table-cell table:style-name="ce4" office:value-type="string" calcext:value-type="string">
            <text:p>Accessoires et pièces de remplacement pour out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491" calcext:value-type="float">
            <text:p>1375491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4093.56" calcext:value-type="float">
            <text:p>4093,56</text:p>
          </table:table-cell>
          <table:table-cell table:style-name="ce4" office:value-type="string" calcext:value-type="string">
            <text:p>Chaise et fauteuil ergonomiqu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051" calcext:value-type="float">
            <text:p>1376051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INDUSTRIES DESORMEAU INC.</text:p>
          </table:table-cell>
          <table:table-cell/>
          <table:table-cell table:style-name="ce4" office:value-type="float" office:value="6.33" calcext:value-type="float">
            <text:p>6,33</text:p>
          </table:table-cell>
          <table:table-cell table:style-name="ce4" office:value-type="string" calcext:value-type="string">
            <text:p>Métal et alliag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412" calcext:value-type="float">
            <text:p>1371412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LES ENTREPRISES PREPA LTEE</text:p>
          </table:table-cell>
          <table:table-cell/>
          <table:table-cell table:style-name="ce4" office:value-type="float" office:value="157.48" calcext:value-type="float">
            <text:p>157,48</text:p>
          </table:table-cell>
          <table:table-cell table:style-name="ce4" office:value-type="string" calcext:value-type="string">
            <text:p>Service - Transport de colis (Frais de transport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39" calcext:value-type="float">
            <text:p>1376039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LES MATERIAUX DE CONSTRUCTION R. OLIGNY LTEE</text:p>
          </table:table-cell>
          <table:table-cell/>
          <table:table-cell table:style-name="ce4" office:value-type="float" office:value="254.59" calcext:value-type="float">
            <text:p>254,59</text:p>
          </table:table-cell>
          <table:table-cell table:style-name="ce4" office:value-type="string" calcext:value-type="string">
            <text:p>Matière pla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86" calcext:value-type="float">
            <text:p>1355986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NOVAFOR EQUIPEMENT INC.</text:p>
          </table:table-cell>
          <table:table-cell/>
          <table:table-cell table:style-name="ce4" office:value-type="float" office:value="112.52" calcext:value-type="float">
            <text:p>112,52</text:p>
          </table:table-cell>
          <table:table-cell table:style-name="ce4" office:value-type="string" calcext:value-type="string">
            <text:p>Matériel de fixation, clou, vi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475" calcext:value-type="float">
            <text:p>1375475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/>
          <table:table-cell/>
          <table:table-cell table:style-name="ce4" office:value-type="float" office:value="330.12" calcext:value-type="float">
            <text:p>330,12</text:p>
          </table:table-cell>
          <table:table-cell table:style-name="ce4" office:value-type="string" calcext:value-type="string">
            <text:p>Outils manuel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1527" calcext:value-type="float">
            <text:p>1321527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SERRUMAX INC</text:p>
          </table:table-cell>
          <table:table-cell/>
          <table:table-cell table:style-name="ce4" office:value-type="float" office:value="839.9" calcext:value-type="float">
            <text:p>839,9</text:p>
          </table:table-cell>
          <table:table-cell table:style-name="ce4" office:value-type="string" calcext:value-type="string">
            <text:p>Serrurerie, ferronnerie et accessoires de portes et fenêtr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043" calcext:value-type="float">
            <text:p>1376043</text:p>
          </table:table-cell>
          <table:table-cell table:style-name="ce8" office:value-type="date" office:date-value="2019-10-24" calcext:value-type="date">
            <text:p>24/10/2019</text:p>
          </table:table-cell>
          <table:table-cell table:style-name="ce4" office:value-type="string" calcext:value-type="string">
            <text:p>WURTH CANADA LTEE</text:p>
          </table:table-cell>
          <table:table-cell/>
          <table:table-cell table:style-name="ce4" office:value-type="float" office:value="165.89" calcext:value-type="float">
            <text:p>165,89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4" office:value-type="float" office:value="1369960" calcext:value-type="float">
            <text:p>1369960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BOO! DESIGN INC.</text:p>
          </table:table-cell>
          <table:table-cell/>
          <table:table-cell table:style-name="ce4" office:value-type="float" office:value="26.25" calcext:value-type="float">
            <text:p>26,25</text:p>
          </table:table-cell>
          <table:table-cell table:style-name="ce4" office:value-type="string" calcext:value-type="string">
            <text:p>Service - Transport de colis (Frais de transport)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792" calcext:value-type="float">
            <text:p>1372792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PIERRE GAUMOND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Accessoires et fournitures de décoration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1312" calcext:value-type="float">
            <text:p>1321312</text:p>
          </table:table-cell>
          <table:table-cell table:style-name="ce8" office:value-type="date" office:date-value="2019-10-07" calcext:value-type="date">
            <text:p>07/10/2019</text:p>
          </table:table-cell>
          <table:table-cell table:style-name="ce4" office:value-type="string" calcext:value-type="string">
            <text:p>WOLTERS KLUWER QUEBEC LTEE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Guide, brochure et affich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 MARIA</text:p>
          </table:table-cell>
          <table:table-cell table:style-name="ce4" office:value-type="float" office:value="1371901" calcext:value-type="float">
            <text:p>1371901</text:p>
          </table:table-cell>
          <table:table-cell table:style-name="ce8" office:value-type="date" office:date-value="2019-10-02" calcext:value-type="date">
            <text:p>02/10/2019</text:p>
          </table:table-cell>
          <table:table-cell table:style-name="ce4" office:value-type="string" calcext:value-type="string">
            <text:p>LES DISTRIBUTIONS PIERRE LAROCHELLE INC.</text:p>
          </table:table-cell>
          <table:table-cell/>
          <table:table-cell table:style-name="ce4" office:value-type="float" office:value="1803.69" calcext:value-type="float">
            <text:p>1803,69</text:p>
          </table:table-cell>
          <table:table-cell table:style-name="ce4" office:value-type="string" calcext:value-type="string">
            <text:p>Meubl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ROTTIER, PASCAL</text:p>
          </table:table-cell>
          <table:table-cell table:style-name="ce4" office:value-type="float" office:value="1375486" calcext:value-type="float">
            <text:p>1375486</text:p>
          </table:table-cell>
          <table:table-cell table:style-name="ce8" office:value-type="date" office:date-value="2019-10-22" calcext:value-type="date">
            <text:p>22/10/2019</text:p>
          </table:table-cell>
          <table:table-cell table:style-name="ce4" office:value-type="string" calcext:value-type="string">
            <text:p>BOUTY INC</text:p>
          </table:table-cell>
          <table:table-cell/>
          <table:table-cell table:style-name="ce4" office:value-type="float" office:value="944.67" calcext:value-type="float">
            <text:p>944,67</text:p>
          </table:table-cell>
          <table:table-cell table:style-name="ce4" office:value-type="string" calcext:value-type="string">
            <text:p>Chaise et fauteuil ergonomiqu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518" calcext:value-type="float">
            <text:p>1376518</text:p>
          </table:table-cell>
          <table:table-cell table:style-name="ce8" office:value-type="date" office:date-value="2019-10-28" calcext:value-type="date">
            <text:p>28/10/2019</text:p>
          </table:table-cell>
          <table:table-cell table:style-name="ce4" office:value-type="string" calcext:value-type="string">
            <text:p>C.P.U. DESIGN INC.</text:p>
          </table:table-cell>
          <table:table-cell/>
          <table:table-cell table:style-name="ce4" office:value-type="float" office:value="3003.1" calcext:value-type="float">
            <text:p>3003,1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774" calcext:value-type="float">
            <text:p>1376774</text:p>
          </table:table-cell>
          <table:table-cell table:style-name="ce8" office:value-type="date" office:date-value="2019-10-29" calcext:value-type="date">
            <text:p>29/10/2019</text:p>
          </table:table-cell>
          <table:table-cell table:style-name="ce4"/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655.6" calcext:value-type="float">
            <text:p>1655,6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6279" calcext:value-type="float">
            <text:p>1376279</text:p>
          </table:table-cell>
          <table:table-cell table:style-name="ce8" office:value-type="date" office:date-value="2019-10-25" calcext:value-type="date">
            <text:p>25/10/2019</text:p>
          </table:table-cell>
          <table:table-cell table:style-name="ce4" office:value-type="string" calcext:value-type="string">
            <text:p>ECOLE DE TECHNOLOGIE SUPERIEURE </text:p>
          </table:table-cell>
          <table:table-cell/>
          <table:table-cell table:style-name="ce4" office:value-type="float" office:value="920.74" calcext:value-type="float">
            <text:p>920,74</text:p>
          </table:table-cell>
          <table:table-cell table:style-name="ce4" office:value-type="string" calcext:value-type="string">
            <text:p>Service - Formation en développement organisationnel et tech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100" calcext:value-type="float">
            <text:p>1375100</text:p>
          </table:table-cell>
          <table:table-cell table:style-name="ce8" office:value-type="date" office:date-value="2019-10-21" calcext:value-type="date">
            <text:p>21/10/2019</text:p>
          </table:table-cell>
          <table:table-cell table:style-name="ce4" office:value-type="string" calcext:value-type="string">
            <text:p>U. CAYOUETTE INC.</text:p>
          </table:table-cell>
          <table:table-cell/>
          <table:table-cell table:style-name="ce4" office:value-type="float" office:value="69.25" calcext:value-type="float">
            <text:p>69,25</text:p>
          </table:table-cell>
          <table:table-cell table:style-name="ce4" office:value-type="string" calcext:value-type="string">
            <text:p>Produits de cadenassag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4"/>
          <table:table-cell table:style-name="ce8"/>
          <table:table-cell table:style-name="ce4"/>
          <table:table-cell/>
          <table:table-cell table:style-name="ce13" office:value-type="float" office:value="638520.11" calcext:value-type="float">
            <text:p>638 520,11</text:p>
          </table:table-cell>
          <table:table-cell table:style-name="ce4"/>
          <table:table-cell table:number-columns-repeated="250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 table:number-rows-repeated="13">
          <table:table-cell table:number-columns-repeated="257"/>
        </table:table-row>
        <table:table-row table:style-name="ro1">
          <table:table-cell table:style-name="ce3"/>
          <table:table-cell table:number-columns-repeated="256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ucham7q</dc:creator>
    <dc:date>2020-05-21T09:49:24</dc:date>
    <meta:document-statistic meta:table-count="3" meta:cell-count="747" meta:object-count="0"/>
    <meta:generator>LibreOffice/6.4.3.2$Windows_x86 LibreOffice_project/747b5d0ebf89f41c860ec2a39efd7cb15b54f2d8</meta:generator>
  </office:meta>
</office:document-meta>
</file>